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6.2224in" svg:y="0in">
            <draw:object draw:notify-on-update-of-ranges="Sheet1.D3:Sheet1.D10 Sheet1.B3:Sheet1.B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2224in" svg:y="3.9114in">
            <draw:object draw:notify-on-update-of-ranges="Sheet1.B25:Sheet1.B36 Sheet1.D25:Sheet1.D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0.1736in" svg:y="8.0524in">
            <draw:object draw:notify-on-update-of-ranges="Sheet1.B25:Sheet1.B36 Sheet1.C25:Sheet1.C36 Sheet1.D25:Sheet1.D36 Sheet1.E25:Sheet1.E36 Sheet1.F25:Sheet1.F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49in" svg:x="6.3091in" svg:y="4.3504in">
            <draw:object draw:notify-on-update-of-ranges="Sheet1.B25:Sheet1.B36 Sheet1.G25:Sheet1.G3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96367" calcext:value-type="float">
            <text:p>0.696367</text:p>
          </table:table-cell>
          <table:table-cell office:value-type="float" office:value="0.51" calcext:value-type="float">
            <text:p>0.51</text:p>
          </table:table-cell>
          <table:table-cell office:value-type="float" office:value="0.283673" calcext:value-type="float">
            <text:p>0.283673</text:p>
          </table:table-cell>
          <table:table-cell office:value-type="float" office:value="0.154217" calcext:value-type="float">
            <text:p>0.15421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824398" calcext:value-type="float">
            <text:p>0.824398</text:p>
          </table:table-cell>
          <table:table-cell office:value-type="float" office:value="0.65" calcext:value-type="float">
            <text:p>0.65</text:p>
          </table:table-cell>
          <table:table-cell office:value-type="float" office:value="0.373961" calcext:value-type="float">
            <text:p>0.373961</text:p>
          </table:table-cell>
          <table:table-cell office:value-type="float" office:value="0.18705" calcext:value-type="float">
            <text:p>0.1870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89715" calcext:value-type="float">
            <text:p>0.689715</text:p>
          </table:table-cell>
          <table:table-cell office:value-type="float" office:value="0.53" calcext:value-type="float">
            <text:p>0.53</text:p>
          </table:table-cell>
          <table:table-cell office:value-type="float" office:value="0.342491" calcext:value-type="float">
            <text:p>0.342491</text:p>
          </table:table-cell>
          <table:table-cell office:value-type="float" office:value="0.191441" calcext:value-type="float">
            <text:p>0.19144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832253" calcext:value-type="float">
            <text:p>0.832253</text:p>
          </table:table-cell>
          <table:table-cell office:value-type="float" office:value="0.67" calcext:value-type="float">
            <text:p>0.67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0.212928" calcext:value-type="float">
            <text:p>0.21292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65165" calcext:value-type="float">
            <text:p>0.765165</text:p>
          </table:table-cell>
          <table:table-cell office:value-type="float" office:value="0.6" calcext:value-type="float">
            <text:p>0.6</text:p>
          </table:table-cell>
          <table:table-cell office:value-type="float" office:value="0.37123" calcext:value-type="float">
            <text:p>0.37123</text:p>
          </table:table-cell>
          <table:table-cell office:value-type="float" office:value="0.181269" calcext:value-type="float">
            <text:p>0.18126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37753" calcext:value-type="float">
            <text:p>0.537753</text:p>
          </table:table-cell>
          <table:table-cell office:value-type="float" office:value="0.37" calcext:value-type="float">
            <text:p>0.37</text:p>
          </table:table-cell>
          <table:table-cell office:value-type="float" office:value="0.192926" calcext:value-type="float">
            <text:p>0.192926</text:p>
          </table:table-cell>
          <table:table-cell office:value-type="float" office:value="0.0987433" calcext:value-type="float">
            <text:p>0.098743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56" calcext:value-type="float">
            <text:p>0.56</text:p>
          </table:table-cell>
          <table:table-cell office:value-type="float" office:value="0.306867" calcext:value-type="float">
            <text:p>0.306867</text:p>
          </table:table-cell>
          <table:table-cell office:value-type="float" office:value="0.152231" calcext:value-type="float">
            <text:p>0.15223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654657" calcext:value-type="float">
            <text:p>0.654657</text:p>
          </table:table-cell>
          <table:table-cell office:value-type="float" office:value="0.46" calcext:value-type="float">
            <text:p>0.46</text:p>
          </table:table-cell>
          <table:table-cell office:value-type="float" office:value="0.272222" calcext:value-type="float">
            <text:p>0.272222</text:p>
          </table:table-cell>
          <table:table-cell office:value-type="float" office:value="0.138158" calcext:value-type="float">
            <text:p>0.138158</text:p>
          </table:table-cell>
          <table:table-cell/>
        </table:table-row>
        <table:table-row table:style-name="ro1" table:number-rows-repeated="12">
          <table:table-cell table:number-columns-repeated="7"/>
        </table:table-row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720285" calcext:value-type="float">
            <text:p>0.720285</text:p>
          </table:table-cell>
          <table:table-cell office:value-type="float" office:value="0.629481" calcext:value-type="float">
            <text:p>0.629481</text:p>
          </table:table-cell>
          <table:table-cell office:value-type="float" office:value="0.379126" calcext:value-type="float">
            <text:p>0.379126</text:p>
          </table:table-cell>
          <table:table-cell office:value-type="float" office:value="0.152602" calcext:value-type="float">
            <text:p>0.152602</text:p>
          </table:table-cell>
          <table:table-cell table:formula="of:=AVERAGE([.C25:.F25])" office:value-type="float" office:value="0.4703735" calcext:value-type="float">
            <text:p>0.47037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0.617844" calcext:value-type="float">
            <text:p>0.617844</text:p>
          </table:table-cell>
          <table:table-cell office:value-type="float" office:value="0.369602" calcext:value-type="float">
            <text:p>0.369602</text:p>
          </table:table-cell>
          <table:table-cell office:value-type="float" office:value="0.156719" calcext:value-type="float">
            <text:p>0.156719</text:p>
          </table:table-cell>
          <table:table-cell table:formula="of:=AVERAGE([.C26:.F26])" office:value-type="float" office:value="0.46698025" calcext:value-type="float">
            <text:p>0.466980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734463" calcext:value-type="float">
            <text:p>0.734463</text:p>
          </table:table-cell>
          <table:table-cell office:value-type="float" office:value="0.633451" calcext:value-type="float">
            <text:p>0.633451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164782" calcext:value-type="float">
            <text:p>0.164782</text:p>
          </table:table-cell>
          <table:table-cell table:formula="of:=AVERAGE([.C27:.F27])" office:value-type="float" office:value="0.4810435" calcext:value-type="float">
            <text:p>0.48104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732159" calcext:value-type="float">
            <text:p>0.732159</text:p>
          </table:table-cell>
          <table:table-cell office:value-type="float" office:value="0.637441" calcext:value-type="float">
            <text:p>0.637441</text:p>
          </table:table-cell>
          <table:table-cell office:value-type="float" office:value="0.359108" calcext:value-type="float">
            <text:p>0.359108</text:p>
          </table:table-cell>
          <table:table-cell office:value-type="float" office:value="0.143141" calcext:value-type="float">
            <text:p>0.143141</text:p>
          </table:table-cell>
          <table:table-cell table:formula="of:=AVERAGE([.C28:.F28])" office:value-type="float" office:value="0.46796225" calcext:value-type="float">
            <text:p>0.467962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734307" calcext:value-type="float">
            <text:p>0.734307</text:p>
          </table:table-cell>
          <table:table-cell office:value-type="float" office:value="0.600097" calcext:value-type="float">
            <text:p>0.600097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0.159822" calcext:value-type="float">
            <text:p>0.159822</text:p>
          </table:table-cell>
          <table:table-cell table:formula="of:=AVERAGE([.C29:.F29])" office:value-type="float" office:value="0.4593205" calcext:value-type="float">
            <text:p>0.45932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709452" calcext:value-type="float">
            <text:p>0.709452</text:p>
          </table:table-cell>
          <table:table-cell office:value-type="float" office:value="0.598704" calcext:value-type="float">
            <text:p>0.598704</text:p>
          </table:table-cell>
          <table:table-cell office:value-type="float" office:value="0.364036" calcext:value-type="float">
            <text:p>0.364036</text:p>
          </table:table-cell>
          <table:table-cell office:value-type="float" office:value="0.140444" calcext:value-type="float">
            <text:p>0.140444</text:p>
          </table:table-cell>
          <table:table-cell table:formula="of:=AVERAGE([.C30:.F30])" office:value-type="float" office:value="0.453159" calcext:value-type="float">
            <text:p>0.45315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152" calcext:value-type="float">
            <text:p>0.723152</text:p>
          </table:table-cell>
          <table:table-cell office:value-type="float" office:value="0.599495" calcext:value-type="float">
            <text:p>0.599495</text:p>
          </table:table-cell>
          <table:table-cell office:value-type="float" office:value="0.341632" calcext:value-type="float">
            <text:p>0.341632</text:p>
          </table:table-cell>
          <table:table-cell office:value-type="float" office:value="0.149536" calcext:value-type="float">
            <text:p>0.149536</text:p>
          </table:table-cell>
          <table:table-cell table:formula="of:=AVERAGE([.C31:.F31])" office:value-type="float" office:value="0.45345375" calcext:value-type="float">
            <text:p>0.4534537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750789" calcext:value-type="float">
            <text:p>0.750789</text:p>
          </table:table-cell>
          <table:table-cell office:value-type="float" office:value="0.63663" calcext:value-type="float">
            <text:p>0.63663</text:p>
          </table:table-cell>
          <table:table-cell office:value-type="float" office:value="0.384295" calcext:value-type="float">
            <text:p>0.384295</text:p>
          </table:table-cell>
          <table:table-cell office:value-type="float" office:value="0.167077" calcext:value-type="float">
            <text:p>0.167077</text:p>
          </table:table-cell>
          <table:table-cell table:formula="of:=AVERAGE([.C32:.F32])" office:value-type="float" office:value="0.48469775" calcext:value-type="float">
            <text:p>0.4846977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839259" calcext:value-type="float">
            <text:p>0.839259</text:p>
          </table:table-cell>
          <table:table-cell office:value-type="float" office:value="0.681062" calcext:value-type="float">
            <text:p>0.681062</text:p>
          </table:table-cell>
          <table:table-cell office:value-type="float" office:value="0.448972" calcext:value-type="float">
            <text:p>0.448972</text:p>
          </table:table-cell>
          <table:table-cell office:value-type="float" office:value="0.240769" calcext:value-type="float">
            <text:p>0.240769</text:p>
          </table:table-cell>
          <table:table-cell table:formula="of:=AVERAGE([.C33:.F33])" office:value-type="float" office:value="0.5525155" calcext:value-type="float">
            <text:p>0.552515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826253" calcext:value-type="float">
            <text:p>0.826253</text:p>
          </table:table-cell>
          <table:table-cell office:value-type="float" office:value="0.673449" calcext:value-type="float">
            <text:p>0.673449</text:p>
          </table:table-cell>
          <table:table-cell office:value-type="float" office:value="0.418138" calcext:value-type="float">
            <text:p>0.418138</text:p>
          </table:table-cell>
          <table:table-cell office:value-type="float" office:value="0.246188" calcext:value-type="float">
            <text:p>0.246188</text:p>
          </table:table-cell>
          <table:table-cell table:formula="of:=AVERAGE([.C34:.F34])" office:value-type="float" office:value="0.541007" calcext:value-type="float">
            <text:p>0.5410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398043" calcext:value-type="float">
            <text:p>0.398043</text:p>
          </table:table-cell>
          <table:table-cell office:value-type="float" office:value="0.165" calcext:value-type="float">
            <text:p>0.165</text:p>
          </table:table-cell>
          <table:table-cell table:formula="of:=AVERAGE([.C35:.F35])" office:value-type="float" office:value="0.4896115" calcext:value-type="float">
            <text:p>0.48961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821521" calcext:value-type="float">
            <text:p>0.821521</text:p>
          </table:table-cell>
          <table:table-cell office:value-type="float" office:value="0.681385" calcext:value-type="float">
            <text:p>0.68138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225897" calcext:value-type="float">
            <text:p>0.225897</text:p>
          </table:table-cell>
          <table:table-cell table:formula="of:=AVERAGE([.C36:.F36])" office:value-type="float" office:value="0.53636" calcext:value-type="float">
            <text:p>0.536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 style:data-style-name="N2" text:time-value="15:59:43.246021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4:35:43.732854730</meta:creation-date>
    <dc:date>2017-02-05T16:09:55.285020214</dc:date>
    <meta:editing-duration>PT20M45S</meta:editing-duration>
    <meta:editing-cycles>8</meta:editing-cycles>
    <meta:generator>LibreOffice/4.2.8.2$Linux_X86_64 LibreOffice_project/420m0$Build-2</meta:generator>
    <meta:document-statistic meta:table-count="1" meta:cell-count="14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column-mapping="1 0" chart:style-name="ch1">
        <chart:title svg:x="6.447cm" svg:y="0.316cm" chart:style-name="ch2">
          <text:p>aton_highway1</text:p>
        </chart:title>
        <chart:legend chart:legend-position="end" svg:x="13.146cm" svg:y="3.954cm" style:legend-expansion="high" chart:style-name="ch3"/>
        <chart:plot-area chart:style-name="ch4" table:cell-range-address="Sheet1.D3:Sheet1.D10 Sheet1.B3:Sheet1.B10" svg:x="1.33cm" svg:y="2.042cm" svg:width="10.617cm" svg:height="5.802cm">
          <chartooo:coordinate-region svg:x="2.057cm" svg:y="2.241cm" svg:width="8.977cm" svg:height="4.956cm"/>
          <chart:axis chart:dimension="x" chart:name="primary-x" chart:style-name="ch5">
            <chart:title svg:x="6.025cm" svg:y="8.024cm" chart:style-name="ch6">
              <text:p>Sample</text:p>
            </chart:title>
          </chart:axis>
          <chart:axis chart:dimension="x" chart:name="secondary-x" chart:style-name="ch7">
            <chart:title svg:x="6.025cm" svg:y="1.302cm" chart:style-name="ch6">
              <text:p>Sample</text:p>
            </chart:title>
          </chart:axis>
          <chart:axis chart:dimension="y" chart:name="primary-y" chart:style-name="ch5">
            <chart:title svg:x="0.451cm" svg:y="6.072cm" chart:style-name="ch8">
              <text:p>% LowC (0.01)</text:p>
            </chart:title>
            <chart:grid chart:style-name="ch9" chart:class="major"/>
          </chart:axis>
          <chart:axis chart:dimension="y" chart:name="secondary-y" chart:style-name="ch10">
            <chart:title svg:x="12.266cm" svg:y="5.569cm" chart:style-name="ch8">
              <text:p>coneR1</text:p>
            </chart:title>
          </chart:axis>
          <chart:series chart:attached-axis="primary-y" chart:style-name="ch11" chart:values-cell-range-address="Sheet1.D3:Sheet1.D10" chart:class="chart:line">
            <chart:data-point chart:repeated="8"/>
          </chart:series>
          <chart:series chart:attached-axis="secondary-y" chart:style-name="ch12" chart:values-cell-range-address="Sheet1.B3:Sheet1.B10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">
                <text:p>0.51</text:p>
                <draw:g>
                  <svg:desc>Sheet1.D3:Sheet1.D10</svg:desc>
                </draw:g>
              </table:table-cell>
              <table:table-cell office:value-type="float" office:value="0.233">
                <text:p>0.233</text:p>
                <draw:g>
                  <svg:desc>Sheet1.B3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">
                <text:p>0.65</text:p>
              </table:table-cell>
              <table:table-cell office:value-type="float" office:value="0.311">
                <text:p>0.3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">
                <text:p>0.53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">
                <text:p>0.67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">
                <text:p>0.37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">
                <text:p>0.56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">
                <text:p>0.46</text:p>
              </table:table-cell>
              <table:table-cell office:value-type="float" office:value="0.24">
                <text:p>0.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B25:Sheet1.B36 Sheet1.D25:Sheet1.D36" svg:x="0.32cm" svg:y="0.18cm" svg:width="12.508cm" svg:height="8.64cm">
          <chartooo:coordinate-region svg:x="1.047cm" svg:y="0.379cm" svg:width="11.59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B25:Sheet1.B36" chart:class="chart:line">
            <chart:data-point chart:repeated="12"/>
          </chart:series>
          <chart:series chart:attached-axis="primary-y" chart:style-name="ch8" chart:values-cell-range-address="Sheet1.D25:Sheet1.D36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Sheet1.B25:Sheet1.B36</svg:desc>
                </draw:g>
              </table:table-cell>
              <table:table-cell office:value-type="float" office:value="0.629481">
                <text:p>0.629481</text:p>
                <draw:g>
                  <svg:desc>Sheet1.D25:Sheet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617844">
                <text:p>0.617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633451">
                <text:p>0.633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637441">
                <text:p>0.637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600097">
                <text:p>0.600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598704">
                <text:p>0.598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599495">
                <text:p>0.5994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63663">
                <text:p>0.636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681062">
                <text:p>0.681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673449">
                <text:p>0.6734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639275">
                <text:p>0.6392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681385">
                <text:p>0.6813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3.207cm" style:legend-expansion="high" chart:style-name="ch2"/>
        <chart:plot-area chart:style-name="ch3" table:cell-range-address="Sheet1.B25:Sheet1.F36" svg:x="0.319cm" svg:y="0.18cm" svg:width="12.508cm" svg:height="8.645cm">
          <chartooo:coordinate-region svg:x="1.046cm" svg:y="0.38cm" svg:width="11.594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5:Sheet1.B36" chart:class="chart:line">
            <chart:data-point chart:repeated="12"/>
          </chart:series>
          <chart:series chart:style-name="ch7" chart:values-cell-range-address="Sheet1.C25:Sheet1.C36" chart:class="chart:line">
            <chart:data-point chart:repeated="12"/>
          </chart:series>
          <chart:series chart:style-name="ch8" chart:values-cell-range-address="Sheet1.D25:Sheet1.D36" chart:class="chart:line">
            <chart:data-point chart:repeated="12"/>
          </chart:series>
          <chart:series chart:style-name="ch9" chart:values-cell-range-address="Sheet1.E25:Sheet1.E36" chart:class="chart:line">
            <chart:data-point chart:repeated="12"/>
          </chart:series>
          <chart:series chart:style-name="ch10" chart:values-cell-range-address="Sheet1.F25:Sheet1.F36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Sheet1.B25:Sheet1.B36</svg:desc>
                </draw:g>
              </table:table-cell>
              <table:table-cell office:value-type="float" office:value="0.720285">
                <text:p>0.720285</text:p>
                <draw:g>
                  <svg:desc>Sheet1.C25:Sheet1.C36</svg:desc>
                </draw:g>
              </table:table-cell>
              <table:table-cell office:value-type="float" office:value="0.629481">
                <text:p>0.629481</text:p>
                <draw:g>
                  <svg:desc>Sheet1.D25:Sheet1.D36</svg:desc>
                </draw:g>
              </table:table-cell>
              <table:table-cell office:value-type="float" office:value="0.379126">
                <text:p>0.379126</text:p>
                <draw:g>
                  <svg:desc>Sheet1.E25:Sheet1.E36</svg:desc>
                </draw:g>
              </table:table-cell>
              <table:table-cell office:value-type="float" office:value="0.152602">
                <text:p>0.152602</text:p>
                <draw:g>
                  <svg:desc>Sheet1.F25:Sheet1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723756">
                <text:p>0.723756</text:p>
              </table:table-cell>
              <table:table-cell office:value-type="float" office:value="0.617844">
                <text:p>0.617844</text:p>
              </table:table-cell>
              <table:table-cell office:value-type="float" office:value="0.369602">
                <text:p>0.369602</text:p>
              </table:table-cell>
              <table:table-cell office:value-type="float" office:value="0.156719">
                <text:p>0.156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734463">
                <text:p>0.734463</text:p>
              </table:table-cell>
              <table:table-cell office:value-type="float" office:value="0.633451">
                <text:p>0.633451</text:p>
              </table:table-cell>
              <table:table-cell office:value-type="float" office:value="0.391478">
                <text:p>0.391478</text:p>
              </table:table-cell>
              <table:table-cell office:value-type="float" office:value="0.164782">
                <text:p>0.164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732159">
                <text:p>0.732159</text:p>
              </table:table-cell>
              <table:table-cell office:value-type="float" office:value="0.637441">
                <text:p>0.637441</text:p>
              </table:table-cell>
              <table:table-cell office:value-type="float" office:value="0.359108">
                <text:p>0.359108</text:p>
              </table:table-cell>
              <table:table-cell office:value-type="float" office:value="0.143141">
                <text:p>0.143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734307">
                <text:p>0.734307</text:p>
              </table:table-cell>
              <table:table-cell office:value-type="float" office:value="0.600097">
                <text:p>0.600097</text:p>
              </table:table-cell>
              <table:table-cell office:value-type="float" office:value="0.343056">
                <text:p>0.343056</text:p>
              </table:table-cell>
              <table:table-cell office:value-type="float" office:value="0.159822">
                <text:p>0.159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709452">
                <text:p>0.709452</text:p>
              </table:table-cell>
              <table:table-cell office:value-type="float" office:value="0.598704">
                <text:p>0.598704</text:p>
              </table:table-cell>
              <table:table-cell office:value-type="float" office:value="0.364036">
                <text:p>0.364036</text:p>
              </table:table-cell>
              <table:table-cell office:value-type="float" office:value="0.140444">
                <text:p>0.140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723152">
                <text:p>0.723152</text:p>
              </table:table-cell>
              <table:table-cell office:value-type="float" office:value="0.599495">
                <text:p>0.599495</text:p>
              </table:table-cell>
              <table:table-cell office:value-type="float" office:value="0.341632">
                <text:p>0.341632</text:p>
              </table:table-cell>
              <table:table-cell office:value-type="float" office:value="0.149536">
                <text:p>0.1495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750789">
                <text:p>0.750789</text:p>
              </table:table-cell>
              <table:table-cell office:value-type="float" office:value="0.63663">
                <text:p>0.63663</text:p>
              </table:table-cell>
              <table:table-cell office:value-type="float" office:value="0.384295">
                <text:p>0.384295</text:p>
              </table:table-cell>
              <table:table-cell office:value-type="float" office:value="0.167077">
                <text:p>0.1670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839259">
                <text:p>0.839259</text:p>
              </table:table-cell>
              <table:table-cell office:value-type="float" office:value="0.681062">
                <text:p>0.681062</text:p>
              </table:table-cell>
              <table:table-cell office:value-type="float" office:value="0.448972">
                <text:p>0.448972</text:p>
              </table:table-cell>
              <table:table-cell office:value-type="float" office:value="0.240769">
                <text:p>0.2407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826253">
                <text:p>0.826253</text:p>
              </table:table-cell>
              <table:table-cell office:value-type="float" office:value="0.673449">
                <text:p>0.673449</text:p>
              </table:table-cell>
              <table:table-cell office:value-type="float" office:value="0.418138">
                <text:p>0.418138</text:p>
              </table:table-cell>
              <table:table-cell office:value-type="float" office:value="0.246188">
                <text:p>0.2461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756128">
                <text:p>0.756128</text:p>
              </table:table-cell>
              <table:table-cell office:value-type="float" office:value="0.639275">
                <text:p>0.639275</text:p>
              </table:table-cell>
              <table:table-cell office:value-type="float" office:value="0.398043">
                <text:p>0.398043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821521">
                <text:p>0.821521</text:p>
              </table:table-cell>
              <table:table-cell office:value-type="float" office:value="0.681385">
                <text:p>0.681385</text:p>
              </table:table-cell>
              <table:table-cell office:value-type="float" office:value="0.416637">
                <text:p>0.416637</text:p>
              </table:table-cell>
              <table:table-cell office:value-type="float" office:value="0.225897">
                <text:p>0.2258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1.876cm" svg:y="3.456cm" style:legend-expansion="high" chart:style-name="ch2"/>
        <chart:plot-area chart:style-name="ch3" table:cell-range-address="Sheet1.B25:Sheet1.B36 Sheet1.G25:Sheet1.G36" svg:x="0.319cm" svg:y="0.18cm" svg:width="11.238cm" svg:height="8.645cm">
          <chartooo:coordinate-region svg:x="4.354cm" svg:y="0.379cm" svg:width="7.016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5:Sheet1.B36" chart:class="chart:line">
            <chart:regression-curve chart:style-name="ch8">
              <chart:equation chart:display-equation="false" chart:display-r-square="true"/>
            </chart:regression-curve>
            <chart:data-point chart:repeated="12"/>
          </chart:series>
          <chart:series chart:style-name="ch9" chart:values-cell-range-address="Sheet1.G25:Sheet1.G36" chart:class="chart:line">
            <chart:regression-curve chart:style-name="ch10">
              <chart:equation chart:display-equation="false" chart:display-r-square="true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Sheet1.B25:Sheet1.B36</svg:desc>
                </draw:g>
              </table:table-cell>
              <table:table-cell office:value-type="float" office:value="0.4703735">
                <text:p>0.4703735</text:p>
                <draw:g>
                  <svg:desc>Sheet1.G25:Sheet1.G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46698025">
                <text:p>0.46698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4810435">
                <text:p>0.4810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46796225">
                <text:p>0.46796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4593205">
                <text:p>0.4593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453159">
                <text:p>0.453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45345375">
                <text:p>0.45345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48469775">
                <text:p>0.484697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5525155">
                <text:p>0.5525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541007">
                <text:p>0.5410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4896115">
                <text:p>0.4896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53636">
                <text:p>0.536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